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style="italic" style:font-style-asian="italic" style:font-style-complex="italic"/>
    </style:style>
    <style:style style:name="P6"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7"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8"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9" style:family="paragraph" style:parent-style-name="Standard" style:list-style-name="L1">
      <style:text-properties style:font-name="Arial" officeooo:rsid="001bc6b2" officeooo:paragraph-rsid="001bc6b2"/>
    </style:style>
    <style:style style:name="P10" style:family="paragraph" style:parent-style-name="Standard" style:list-style-name="L2">
      <style:paragraph-properties fo:text-align="start" style:justify-single-word="false"/>
      <style:text-properties style:font-name="Arial" officeooo:rsid="001bc6b2" officeooo:paragraph-rsid="001bc6b2"/>
    </style:style>
    <style:style style:name="P11"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2"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2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2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2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30" style:family="paragraph" style:parent-style-name="Standard">
      <style:text-properties style:font-name="Arial" fo:font-weight="normal" officeooo:rsid="001c1f8f" officeooo:paragraph-rsid="001c1f8f" style:font-weight-asian="normal" style:font-weight-complex="normal"/>
    </style:style>
    <style:style style:name="P31" style:family="paragraph" style:parent-style-name="Standard">
      <style:text-properties style:font-name="Arial" fo:font-weight="bold" officeooo:paragraph-rsid="001c1f8f" style:font-weight-asian="bold" style:font-weight-complex="bold"/>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6e5f"/>
    </style:style>
    <style:style style:name="T14" style:family="text">
      <style:text-properties officeooo:rsid="00277f2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5">Scenario 3 – Suspect flees the scene.</text:p>
      <text:p text:style-name="P1"/>
      <text:p text:style-name="P1">Daryl Bishop, Ryan Donaghue, Danny Martin, Samuel Knapp, Katie Barrett &amp; Lily Finnegan-Hutchinson.</text:p>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1086051502" text:style-name="L1">
        <text:list-item>
          <text:p text:style-name="P9">generating a backlog from the brief.</text:p>
        </text:list-item>
        <text:list-item>
          <text:p text:style-name="P9">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994797299" text:style-name="L2">
        <text:list-item>
          <text:p text:style-name="P10">Project Management: Jira Scrum board</text:p>
        </text:list-item>
        <text:list-item>
          <text:p text:style-name="P10">Version Control: Git</text:p>
        </text:list-item>
        <text:list-item>
          <text:p text:style-name="P10">CI Server: Jenkins</text:p>
        </text:list-item>
        <text:list-item>
          <text:p text:style-name="P10">Cloud Server: AWS EC2</text:p>
        </text:list-item>
        <text:list-item>
          <text:p text:style-name="P10">Database Server: AWS RDS</text:p>
        </text:list-item>
        <text:list-item>
          <text:p text:style-name="P10">Containerisation: Docker <text:span text:style-name="T4">Swarm</text:span></text:p>
        </text:list-item>
        <text:list-item>
          <text:p text:style-name="P10">Reverse Proxy: NGINX</text:p>
        </text:list-item>
      </text:list>
      <text:p text:style-name="P1"/>
      <text:p text:style-name="P31">Scenario 3 – Suspect flees the scene.</text:p>
      <text:p text:style-name="P29"/>
      <text:p text:style-name="P27">Background</text:p>
      <text:p text:style-name="P27"/>
      <text:p text:style-name="P30">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30"/>
      <text:p text:style-name="P28">Scenario 3 – Suspect flees the scene</text:p>
      <text:p text:style-name="P28"/>
      <text:p text:style-name="P6">An officer has spotted a suspect fleeing the scene of an incident in a car. They have reported back with the car’s number plate. The investigation now need to search on car registration to work out:</text:p>
      <text:p text:style-name="P6"/>
      <text:list xml:id="list1603495957" text:style-name="L3">
        <text:list-item>
          <text:p text:style-name="P11">who the suspect was?</text:p>
        </text:list-item>
        <text:list-item>
          <text:p text:style-name="P11">Where else have they been?</text:p>
        </text:list-item>
      </text:list>
      <text:p text:style-name="P6"/>
      <text:p text:style-name="P6"/>
      <text:p text:style-name="P8">Project Management/Version Control:</text:p>
      <text:p text:style-name="P6"/>
      <text:p text:style-name="P8">Risk Assessment:</text:p>
      <text:p text:style-name="P7"/>
      <text:p text:style-name="P7"><text:soft-page-break/>As part of our initial design phase we generated a risk assessment to analyse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7"/>
      <text:p text:style-name="P13"><text:span text:style-name="T7">Insert - </text:span>Image Risk Assessment</text:p>
      <text:p text:style-name="P13"/>
      <text:p text:style-name="P20">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Making it easier for any returning team member to understand the projects progress and integrate into the current workflow. <text:s/></text:span></text:p>
      <text:p text:style-name="P20"/>
      <text:p text:style-name="P14"><text:span text:style-name="T7">Insert - </text:span>Image <text:span text:style-name="T7">Incident Report</text:span></text:p>
      <text:p text:style-name="P14"/>
      <text:p text:style-name="P21">To further utilise our risk assessment, we placed in into a risk matrix on Jira. This enabled us to better visualise the risk prioritisation and where our measure controls needed to be more stringent. </text:p>
      <text:p text:style-name="P21"/>
      <text:p text:style-name="P15"><text:span text:style-name="T7">Insert – </text:span><text:span text:style-name="T9">Image Risk Matrix</text:span></text:p>
      <text:p text:style-name="P21"/>
      <text:p text:style-name="P26">Jira/Git</text:p>
      <text:p text:style-name="P26"/>
      <text:p text:style-name="P21">As part of the design phase we created a shared Jira board modelled as a Scrum board, and populated it with the following epics:</text:p>
      <text:p text:style-name="P21"/>
      <text:list xml:id="list2113143870" text:style-name="L4">
        <text:list-item>
          <text:p text:style-name="P22">Devops</text:p>
        </text:list-item>
        <text:list-item>
          <text:p text:style-name="P22">Map/Location Data</text:p>
        </text:list-item>
        <text:list-item>
          <text:p text:style-name="P22">Documentation</text:p>
        </text:list-item>
        <text:list-item>
          <text:p text:style-name="P22">Information Cards/Profiles</text:p>
        </text:list-item>
        <text:list-item>
          <text:p text:style-name="P22">Database</text:p>
        </text:list-item>
        <text:list-item>
          <text:p text:style-name="P22">Testing</text:p>
        </text:list-item>
        <text:list-item>
          <text:p text:style-name="P22">Users</text:p>
        </text:list-item>
      </text:list>
      <text:p text:style-name="P21"><text:s/></text:p>
      <text:p text:style-name="P23">Which we then populated with their related issues. We created four GitHub repository (Group3-supplementary, Group3-Backend, Group3-Frontend, Group3-NGINX) the latter three of which we connected to our Jira board to enable us to make smart commits throughout the project, ensuring each team members progress was clear to the wider group.</text:p>
      <text:p text:style-name="P23"/>
      <text:p text:style-name="P16"><text:span text:style-name="T7">Insert – </text:span><text:span text:style-name="T9">Image Jira board – epics and issues</text:span></text:p>
      <text:p text:style-name="P16"/>
      <text:p text:style-name="P25">The regular smart commits also enabled us to identify was adjustments or additions were made with each Git push. Which would be vital when managing branches and the differences between versions of the project.</text:p>
      <text:p text:style-name="P25"/>
      <text:p text:style-name="P19"><text:span text:style-name="T7">Insert – </text:span><text:span text:style-name="T9">Image </text:span><text:span text:style-name="T13">SMART COMMITS</text:span></text:p>
      <text:p text:style-name="P23"/>
      <text:p text:style-name="P23"><text:soft-page-break/>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text:span></text:p>
      <text:p text:style-name="P23"/>
      <text:p text:style-name="P17"><text:span text:style-name="T7">Insert – </text:span><text:span text:style-name="T9">Image Jira board – </text:span><text:span text:style-name="T10">child issues, do, doing, done</text:span></text:p>
      <text:p text:style-name="P23"/>
      <text:p text:style-name="P24">We split our project into two splints, with the focus on the first sprint being to produce an MVP with strong security, and the second sprint to develop our project into a finer application. </text:p>
      <text:p text:style-name="P23"/>
      <text:p text:style-name="P23">We used Jira's built in reports to assess our efficiency and sprint allocations. <text:span text:style-name="T12">Our sprint’s burn-down chart on week one, day one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text:span></text:p>
      <text:p text:style-name="P23"/>
      <text:p text:style-name="P18"><text:span text:style-name="T7">Insert – </text:span><text:span text:style-name="T9">Image </text:span><text:span text:style-name="T13">sprint </text:span><text:span text:style-name="T12">burn-down chart</text:span></text:p>
      <text:p text:style-name="P23"/>
      <text:p text:style-name="P25">We used a feature branch model, with a branch naming convention linked to our Jira epics/issues. This enabled each member of the team to work on different <text:span text:style-name="T14">sections of our project simultaneously, whilst protecting the main source code base. By implementing branch protection rules on our repositories, which enforced two peer reviews on all push request made, ensured all code was correct before approv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4T15:58:21.624000000</dc:date>
    <meta:editing-duration>PT1H59M18S</meta:editing-duration>
    <meta:editing-cycles>15</meta:editing-cycles>
    <meta:generator>LibreOffice/7.2.0.4$Windows_X86_64 LibreOffice_project/9a9c6381e3f7a62afc1329bd359cc48accb6435b</meta:generator>
    <meta:document-statistic meta:table-count="0" meta:image-count="0" meta:object-count="0" meta:page-count="3" meta:paragraph-count="52" meta:word-count="836" meta:character-count="5150" meta:non-whitespace-character-count="4365"/>
  </office:meta>
</office:document-meta>
</file>